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Field Name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Text1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add1</text:p>
          </table:table-cell>
          <table:table-cell office:value-type="string">
            <text:p>ที่อยู่บริษัท</text:p>
          </table:table-cell>
          <table:table-cell/>
        </table:table-row>
        <table:table-row table:style-name="ro1">
          <table:table-cell office:value-type="string">
            <text:p>add2</text:p>
          </table:table-cell>
          <table:table-cell office:value-type="string">
            <text:p>ที่อยู่ผู้จำหน่าย</text:p>
          </table:table-cell>
          <table:table-cell/>
        </table:table-row>
        <table:table-row table:style-name="ro1">
          <table:table-cell office:value-type="string">
            <text:p>book_no</text:p>
          </table:table-cell>
          <table:table-cell office:value-type="string">
            <text:p>เล่ม</text:p>
          </table:table-cell>
          <table:table-cell/>
        </table:table-row>
        <table:table-row table:style-name="ro1">
          <table:table-cell office:value-type="string">
            <text:p>chk1</text:p>
          </table:table-cell>
          <table:table-cell office:value-type="string">
            <text:p>ภงด (1)</text:p>
          </table:table-cell>
          <table:table-cell/>
        </table:table-row>
        <table:table-row table:style-name="ro1">
          <table:table-cell office:value-type="string">
            <text:p>chk10</text:p>
          </table:table-cell>
          <table:table-cell office:value-type="string">
            <text:p>Check ด้านล่าง</text:p>
          </table:table-cell>
          <table:table-cell/>
        </table:table-row>
        <table:table-row table:style-name="ro2">
          <table:table-cell office:value-type="string">
            <text:p>chk11</text:p>
          </table:table-cell>
          <table:table-cell office:value-type="string">
            <text:p>Check ด้านล่าง</text:p>
          </table:table-cell>
          <table:table-cell/>
        </table:table-row>
        <table:table-row table:style-name="ro2">
          <table:table-cell office:value-type="string">
            <text:p>chk2</text:p>
          </table:table-cell>
          <table:table-cell office:value-type="string">
            <text:p>ภงด (2)</text:p>
          </table:table-cell>
          <table:table-cell/>
        </table:table-row>
        <table:table-row table:style-name="ro2">
          <table:table-cell office:value-type="string">
            <text:p>chk3</text:p>
          </table:table-cell>
          <table:table-cell office:value-type="string">
            <text:p>ภงด (3)</text:p>
          </table:table-cell>
          <table:table-cell/>
        </table:table-row>
        <table:table-row table:style-name="ro1">
          <table:table-cell office:value-type="string">
            <text:p>chk4</text:p>
          </table:table-cell>
          <table:table-cell office:value-type="string">
            <text:p>ภงด (4) 3</text:p>
          </table:table-cell>
          <table:table-cell/>
        </table:table-row>
        <table:table-row table:style-name="ro2">
          <table:table-cell office:value-type="string">
            <text:p>chk5</text:p>
          </table:table-cell>
          <table:table-cell office:value-type="string">
            <text:p>ภงด (5) 3</text:p>
          </table:table-cell>
          <table:table-cell/>
        </table:table-row>
        <table:table-row table:style-name="ro2">
          <table:table-cell office:value-type="string">
            <text:p>chk6</text:p>
          </table:table-cell>
          <table:table-cell office:value-type="string">
            <text:p>ภงด (6) 3</text:p>
          </table:table-cell>
          <table:table-cell/>
        </table:table-row>
        <table:table-row table:style-name="ro2">
          <table:table-cell office:value-type="string">
            <text:p>chk7</text:p>
          </table:table-cell>
          <table:table-cell office:value-type="string">
            <text:p>ภงด (7) 53</text:p>
          </table:table-cell>
          <table:table-cell/>
        </table:table-row>
        <table:table-row table:style-name="ro2">
          <table:table-cell office:value-type="string">
            <text:p>chk8</text:p>
          </table:table-cell>
          <table:table-cell office:value-type="string">
            <text:p>Check ด้านล่าง</text:p>
          </table:table-cell>
          <table:table-cell/>
        </table:table-row>
        <table:table-row table:style-name="ro2">
          <table:table-cell office:value-type="string">
            <text:p>chk9</text:p>
          </table:table-cell>
          <table:table-cell office:value-type="string">
            <text:p>Check ด้านล่าง</text:p>
          </table:table-cell>
          <table:table-cell/>
        </table:table-row>
        <table:table-row table:style-name="ro1">
          <table:table-cell office:value-type="string">
            <text:p>date1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10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11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12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13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14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2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3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4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5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6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7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8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9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ate_pay</text:p>
          </table:table-cell>
          <table:table-cell office:value-type="string">
            <text:p>วัน (ด้านล่าง)</text:p>
          </table:table-cell>
          <table:table-cell/>
        </table:table-row>
        <table:table-row table:style-name="ro1">
          <table:table-cell office:value-type="string">
            <text:p>id1</text:p>
          </table:table-cell>
          <table:table-cell office:value-type="string">
            <text:p>13 หลักบริษัท</text:p>
          </table:table-cell>
          <table:table-cell/>
        </table:table-row>
        <table:table-row table:style-name="ro1">
          <table:table-cell office:value-type="string">
            <text:p>id1_2</text:p>
          </table:table-cell>
          <table:table-cell office:value-type="string">
            <text:p>13 หลักผู้จำหน่าย</text:p>
          </table:table-cell>
          <table:table-cell/>
        </table:table-row>
        <table:table-row table:style-name="ro1">
          <table:table-cell office:value-type="string">
            <text:p>item</text:p>
          </table:table-cell>
          <table:table-cell office:value-type="string">
            <text:p>ลำดับที่</text:p>
          </table:table-cell>
          <table:table-cell/>
        </table:table-row>
        <table:table-row table:style-name="ro1">
          <table:table-cell office:value-type="string">
            <text:p>month_pay</text:p>
          </table:table-cell>
          <table:table-cell office:value-type="string">
            <text:p>เดือนด้านล่าง</text:p>
          </table:table-cell>
          <table:table-cell/>
        </table:table-row>
        <table:table-row table:style-name="ro1">
          <table:table-cell office:value-type="string">
            <text:p>name1</text:p>
          </table:table-cell>
          <table:table-cell office:value-type="string">
            <text:p>ชื่อบริษัท</text:p>
          </table:table-cell>
          <table:table-cell/>
        </table:table-row>
        <table:table-row table:style-name="ro1">
          <table:table-cell office:value-type="string">
            <text:p>name2</text:p>
          </table:table-cell>
          <table:table-cell office:value-type="string">
            <text:p>ชื่อผู้ขาย</text:p>
          </table:table-cell>
          <table:table-cell/>
        </table:table-row>
        <table:table-row table:style-name="ro1">
          <table:table-cell office:value-type="string">
            <text:p>pay1</text:p>
          </table:table-cell>
          <table:table-cell office:value-type="string">
            <text:p>None</text:p>
          </table:table-cell>
          <table:table-cell office:value-type="string">
            <text:p>ยอดฐานรวม (ล่าง)</text:p>
          </table:table-cell>
        </table:table-row>
        <table:table-row table:style-name="ro1">
          <table:table-cell office:value-type="string">
            <text:p>rate1</text:p>
          </table:table-cell>
          <table:table-cell office:value-type="string">
            <text:p>1.4 อื่นๆ</text:p>
          </table:table-cell>
          <table:table-cell/>
        </table:table-row>
        <table:table-row table:style-name="ro1">
          <table:table-cell office:value-type="string">
            <text:p>run_no</text:p>
          </table:table-cell>
          <table:table-cell office:value-type="string">
            <text:p>เลขที่</text:p>
          </table:table-cell>
          <table:table-cell/>
        </table:table-row>
        <table:table-row table:style-name="ro1">
          <table:table-cell office:value-type="string">
            <text:p>spec1</text:p>
          </table:table-cell>
          <table:table-cell office:value-type="string">
            <text:p>Other 1</text:p>
          </table:table-cell>
          <table:table-cell/>
        </table:table-row>
        <table:table-row table:style-name="ro1">
          <table:table-cell office:value-type="string">
            <text:p>spec3</text:p>
          </table:table-cell>
          <table:table-cell office:value-type="string">
            <text:p>Other 2 (ข้อ 6)</text:p>
          </table:table-cell>
          <table:table-cell/>
        </table:table-row>
        <table:table-row table:style-name="ro1">
          <table:table-cell office:value-type="string">
            <text:p>spec4</text:p>
          </table:table-cell>
          <table:table-cell office:value-type="string">
            <text:p>Other 3 (ล่าง)</text:p>
          </table:table-cell>
          <table:table-cell/>
        </table:table-row>
        <table:table-row table:style-name="ro1">
          <table:table-cell office:value-type="string">
            <text:p>tax1</text:p>
          </table:table-cell>
          <table:table-cell office:value-type="string">
            <text:p>None</text:p>
          </table:table-cell>
          <table:table-cell office:value-type="string">
            <text:p>ภาษีหัก ณ ที่จ่าย (ล่าง)</text:p>
          </table:table-cell>
        </table:table-row>
        <table:table-row table:style-name="ro1">
          <table:table-cell office:value-type="string">
            <text:p>tin1</text:p>
          </table:table-cell>
          <table:table-cell office:value-type="string">
            <text:p>เลข 11 หลักของบริษัท</text:p>
          </table:table-cell>
          <table:table-cell/>
        </table:table-row>
        <table:table-row table:style-name="ro1">
          <table:table-cell office:value-type="string">
            <text:p>tin1_2</text:p>
          </table:table-cell>
          <table:table-cell office:value-type="string">
            <text:p>เลข 11 หลักของผู้จำหน่าย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string">
            <text:p>ยอดรวม (ตัวหนังสือ)</text:p>
          </table:table-cell>
          <table:table-cell/>
        </table:table-row>
        <table:table-row table:style-name="ro1">
          <table:table-cell office:value-type="string">
            <text:p>year_pay</text:p>
          </table:table-cell>
          <table:table-cell office:value-type="string">
            <text:p>ปี ด้านล่าง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itab Srisookco</meta:initial-creator>
    <meta:creation-date>2013-04-18T15:14:57</meta:creation-date>
    <dc:date>2013-04-18T16:21:19</dc:date>
    <dc:creator>Tititab Srisookco</dc:creator>
    <meta:editing-duration>PT1H5M34S</meta:editing-duration>
    <meta:editing-cycles>4</meta:editing-cycles>
    <meta:generator>LibreOffice/4.0.2.2$Linux_X86_64 LibreOffice_project/400m0$Build-2</meta:generator>
    <meta:document-statistic meta:table-count="1" meta:cell-count="98" meta:object-count="0"/>
  </office:meta>
</office:document-meta>
</file>